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EC3rev">
            <text:p>EC3rev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three reactions">
            <text:p>Model with three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71.42857142857143">
            <text:p>71.42857142857143</text:p>
          </table:table-cell>
          <table:table-cell office:value-type="float" office:value="51.02040816326531">
            <text:p>51.02040816326531</text:p>
          </table:table-cell>
          <table:table-cell office:value-type="float" office:value="36.44314868804665">
            <text:p>36.44314868804665</text:p>
          </table:table-cell>
          <table:table-cell office:value-type="float" office:value="26.03082049146189">
            <text:p>26.03082049146189</text:p>
          </table:table-cell>
          <table:table-cell office:value-type="float" office:value="18.59344320818707">
            <text:p>18.59344320818707</text:p>
          </table:table-cell>
          <table:table-cell office:value-type="float" office:value="13.28103086299076">
            <text:p>13.28103086299076</text:p>
          </table:table-cell>
          <table:table-cell office:value-type="float" office:value="9.486450616421974">
            <text:p>9.486450616421974</text:p>
          </table:table-cell>
          <table:table-cell office:value-type="float" office:value="6.776036154587125">
            <text:p>6.776036154587125</text:p>
          </table:table-cell>
          <table:table-cell office:value-type="float" office:value="4.84002582470509">
            <text:p>4.84002582470509</text:p>
          </table:table-cell>
          <table:table-cell office:value-type="float" office:value="3.457161303360778">
            <text:p>3.457161303360778</text:p>
          </table:table-cell>
          <table:table-cell office:value-type="float" office:value="2.469400930971985">
            <text:p>2.469400930971985</text:p>
          </table:table-cell>
          <table:table-cell office:value-type="float" office:value="1.763857807837132">
            <text:p>1.763857807837132</text:p>
          </table:table-cell>
          <table:table-cell office:value-type="float" office:value="1.25989843416938">
            <text:p>1.25989843416938</text:p>
          </table:table-cell>
          <table:table-cell office:value-type="float" office:value="0.8999274529781288">
            <text:p>0.8999274529781288</text:p>
          </table:table-cell>
          <table:table-cell office:value-type="float" office:value="0.6428053235558063">
            <text:p>0.6428053235558063</text:p>
          </table:table-cell>
          <table:table-cell office:value-type="float" office:value="0.4591466596827188">
            <text:p>0.4591466596827188</text:p>
          </table:table-cell>
          <table:table-cell office:value-type="float" office:value="0.3279618997733706">
            <text:p>0.3279618997733706</text:p>
          </table:table-cell>
          <table:table-cell office:value-type="float" office:value="0.2342584998381219">
            <text:p>0.2342584998381219</text:p>
          </table:table-cell>
          <table:table-cell office:value-type="float" office:value="0.1673274998843728">
            <text:p>0.1673274998843728</text:p>
          </table:table-cell>
          <table:table-cell office:value-type="float" office:value="0.119519642774552">
            <text:p>0.119519642774552</text:p>
          </table:table-cell>
          <table:table-cell office:value-type="float" office:value="0.0853711734103943">
            <text:p>0.0853711734103943</text:p>
          </table:table-cell>
          <table:table-cell office:value-type="float" office:value="0.060979409578853">
            <text:p>0.060979409578853</text:p>
          </table:table-cell>
          <table:table-cell office:value-type="float" office:value="0.0435567211277522">
            <text:p>0.0435567211277522</text:p>
          </table:table-cell>
          <table:table-cell office:value-type="float" office:value="0.0311119436626801">
            <text:p>0.0311119436626801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">
            <text:p>1.0</text:p>
          </table:table-cell>
          <table:table-cell office:value-type="float" office:value="0.79599604520963">
            <text:p>0.79599604520963</text:p>
          </table:table-cell>
          <table:table-cell office:value-type="float" office:value="0.7220000000000005">
            <text:p>0.7220000000000005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0">
            <text:p>1.0</text:p>
          </table:table-cell>
          <table:table-cell office:value-type="float" office:value="0.8660812108229837">
            <text:p>0.8660812108229837</text:p>
          </table:table-cell>
          <table:table-cell office:value-type="float" office:value="0.7649132399597997">
            <text:p>0.7649132399597997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0">
            <text:p>1.0</text:p>
          </table:table-cell>
          <table:table-cell office:value-type="float" office:value="0.8707616824111839">
            <text:p>0.8707616824111839</text:p>
          </table:table-cell>
          <table:table-cell office:value-type="float" office:value="0.770848496733605">
            <text:p>0.770848496733605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0">
            <text:p>1.0</text:p>
          </table:table-cell>
          <table:table-cell office:value-type="float" office:value="0.8769932671754772">
            <text:p>0.8769932671754772</text:p>
          </table:table-cell>
          <table:table-cell office:value-type="float" office:value="0.7788358973825464">
            <text:p>0.7788358973825464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0">
            <text:p>1.0</text:p>
          </table:table-cell>
          <table:table-cell office:value-type="float" office:value="0.8850999643418295">
            <text:p>0.8850999643418295</text:p>
          </table:table-cell>
          <table:table-cell office:value-type="float" office:value="0.7893910946065879">
            <text:p>0.7893910946065879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0">
            <text:p>1.0</text:p>
          </table:table-cell>
          <table:table-cell office:value-type="float" office:value="0.8952899085079872">
            <text:p>0.8952899085079872</text:p>
          </table:table-cell>
          <table:table-cell office:value-type="float" office:value="0.8029683437471926">
            <text:p>0.8029683437471926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0">
            <text:p>1.0</text:p>
          </table:table-cell>
          <table:table-cell office:value-type="float" office:value="0.9074798275042186">
            <text:p>0.9074798275042186</text:p>
          </table:table-cell>
          <table:table-cell office:value-type="float" office:value="0.8197673205442669">
            <text:p>0.8197673205442669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0">
            <text:p>1.0</text:p>
          </table:table-cell>
          <table:table-cell office:value-type="float" office:value="0.9211204572545615">
            <text:p>0.9211204572545615</text:p>
          </table:table-cell>
          <table:table-cell office:value-type="float" office:value="0.83949168737989">
            <text:p>0.83949168737989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0">
            <text:p>1.0</text:p>
          </table:table-cell>
          <table:table-cell office:value-type="float" office:value="0.9352021341498518">
            <text:p>0.9352021341498518</text:p>
          </table:table-cell>
          <table:table-cell office:value-type="float" office:value="0.8612257101691494">
            <text:p>0.8612257101691494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0">
            <text:p>1.0</text:p>
          </table:table-cell>
          <table:table-cell office:value-type="float" office:value="0.9485636214195203">
            <text:p>0.9485636214195203</text:p>
          </table:table-cell>
          <table:table-cell office:value-type="float" office:value="0.8836036011626438">
            <text:p>0.8836036011626438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0">
            <text:p>1.0</text:p>
          </table:table-cell>
          <table:table-cell office:value-type="float" office:value="0.9603145309943747">
            <text:p>0.9603145309943747</text:p>
          </table:table-cell>
          <table:table-cell office:value-type="float" office:value="0.9051945846924718">
            <text:p>0.9051945846924718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0">
            <text:p>1.0</text:p>
          </table:table-cell>
          <table:table-cell office:value-type="float" office:value="0.970042841039132">
            <text:p>0.970042841039132</text:p>
          </table:table-cell>
          <table:table-cell office:value-type="float" office:value="0.9248393539035784">
            <text:p>0.9248393539035784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0">
            <text:p>1.0</text:p>
          </table:table-cell>
          <table:table-cell office:value-type="float" office:value="0.9777468074186896">
            <text:p>0.9777468074186896</text:p>
          </table:table-cell>
          <table:table-cell office:value-type="float" office:value="0.9418118389754543">
            <text:p>0.9418118389754543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0">
            <text:p>1.0</text:p>
          </table:table-cell>
          <table:table-cell office:value-type="float" office:value="0.9836591344255211">
            <text:p>0.9836591344255211</text:p>
          </table:table-cell>
          <table:table-cell office:value-type="float" office:value="0.9558366081308532">
            <text:p>0.9558366081308532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0">
            <text:p>1.0</text:p>
          </table:table-cell>
          <table:table-cell office:value-type="float" office:value="0.9880983462379828">
            <text:p>0.9880983462379828</text:p>
          </table:table-cell>
          <table:table-cell office:value-type="float" office:value="0.9670067700782157">
            <text:p>0.9670067700782157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0">
            <text:p>1.0</text:p>
          </table:table-cell>
          <table:table-cell office:value-type="float" office:value="0.9913813363867552">
            <text:p>0.9913813363867552</text:p>
          </table:table-cell>
          <table:table-cell office:value-type="float" office:value="0.9756487287667828">
            <text:p>0.9756487287667828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0">
            <text:p>1.0</text:p>
          </table:table-cell>
          <table:table-cell office:value-type="float" office:value="0.9937839067429239">
            <text:p>0.9937839067429239</text:p>
          </table:table-cell>
          <table:table-cell office:value-type="float" office:value="0.9821890305523573">
            <text:p>0.9821890305523573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0">
            <text:p>1.0</text:p>
          </table:table-cell>
          <table:table-cell office:value-type="float" office:value="0.9955294316782877">
            <text:p>0.9955294316782877</text:p>
          </table:table-cell>
          <table:table-cell office:value-type="float" office:value="0.987058932786257">
            <text:p>0.987058932786257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0">
            <text:p>1.0</text:p>
          </table:table-cell>
          <table:table-cell office:value-type="float" office:value="0.9967912119729638">
            <text:p>0.9967912119729638</text:p>
          </table:table-cell>
          <table:table-cell office:value-type="float" office:value="0.990642489791589">
            <text:p>0.990642489791589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0">
            <text:p>1.0</text:p>
          </table:table-cell>
          <table:table-cell office:value-type="float" office:value="0.9977001052849782">
            <text:p>0.9977001052849782</text:p>
          </table:table-cell>
          <table:table-cell office:value-type="float" office:value="0.9932571737532353">
            <text:p>0.9932571737532353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0">
            <text:p>1.0</text:p>
          </table:table-cell>
          <table:table-cell office:value-type="float" office:value="0.9983531933698727">
            <text:p>0.9983531933698727</text:p>
          </table:table-cell>
          <table:table-cell office:value-type="float" office:value="0.995153368615475">
            <text:p>0.995153368615475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0">
            <text:p>1.0</text:p>
          </table:table-cell>
          <table:table-cell office:value-type="float" office:value="0.9988216591783481">
            <text:p>0.9988216591783481</text:p>
          </table:table-cell>
          <table:table-cell office:value-type="float" office:value="0.9965225462573488">
            <text:p>0.9965225462573488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0">
            <text:p>1.0</text:p>
          </table:table-cell>
          <table:table-cell office:value-type="float" office:value="0.999157283065847">
            <text:p>0.999157283065847</text:p>
          </table:table-cell>
          <table:table-cell office:value-type="float" office:value="0.9975081219154829">
            <text:p>0.9975081219154829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0">
            <text:p>1.0</text:p>
          </table:table-cell>
          <table:table-cell office:value-type="float" office:value="0.999397526694927">
            <text:p>0.999397526694927</text:p>
          </table:table-cell>
          <table:table-cell office:value-type="float" office:value="0.9982160012945723">
            <text:p>0.9982160012945723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0">
            <text:p>1.0</text:p>
          </table:table-cell>
          <table:table-cell office:value-type="float" office:value="0.9995693903296128">
            <text:p>0.9995693903296128</text:p>
          </table:table-cell>
          <table:table-cell office:value-type="float" office:value="0.9987236257608239">
            <text:p>0.9987236257608239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0">
            <text:p>1.0</text:p>
          </table:table-cell>
          <table:table-cell office:value-type="float" office:value="0.9996922831692833">
            <text:p>0.9996922831692833</text:p>
          </table:table-cell>
          <table:table-cell office:value-type="float" office:value="0.9990872363889364">
            <text:p>0.99908723638893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